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8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7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8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0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4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5<text:s/></text:span><text:span text:style-name="T9">–</text:span><text:span text:style-name="T10"><text:s/>DISK Scheduling Algorithm</text:span><text:span text:style-name="T11"><text:s/></text:span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Date of Submission:21 September 2020</text:span></text:p>
      <text:p text:style-name="P1"><text:span text:style-name="T14"/></text:p>
      <text:p text:style-name="P1"><text:span text:style-name="T15">Submitted By,</text:span></text:p>
      <text:p text:style-name="P1"><text:span text:style-name="T16"><text:s/>Rejath T M</text:span></text:p>
      <text:p text:style-name="P1"><text:span text:style-name="T17">Roll No 50</text:span></text:p>
      <text:p text:style-name="P1"><text:span text:style-name="T17">TCR18CS050</text:span></text:p>
      <text:p text:style-name="P1"><text:span text:style-name="T17">GECT CSE S5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9">Experiment 2:</text:span></text:p>
      <text:p text:style-name="P2"><text:span text:style-name="T20"/></text:p>
      <text:p text:style-name="P2"><text:span text:style-name="T21">Simulate the following disk scheduling algorithms. </text:span></text:p>
      <text:p text:style-name="P2"><text:span text:style-name="T21">a) FCFS b)SCAN c) C-SCAN</text:span></text:p>
      <text:p text:style-name="P2"><text:span text:style-name="T22"/></text:p>
      <text:p text:style-name="P2"><text:span text:style-name="T23">Compilation of CodePrerequisite</text:span></text:p>
      <text:p text:style-name="P2"><text:span text:style-name="T24"/></text:p>
      <text:list text:style-name="L3">
        <text:list-item>
          <text:p text:style-name="P3"><text:span text:style-name="T25">The code is provided in the<text:s/></text:span><text:span text:style-name="T26">program.c<text:s/></text:span><text:span text:style-name="T27">file along with its documentation. You just need to run it on any compiler.</text:span></text:p>
        </text:list-item>
      </text:list>
      <text:p text:style-name="P4"><text:span text:style-name="T27"/></text:p>
      <text:list text:style-name="L5">
        <text:list-item>
          <text:p text:style-name="P5"><text:span text:style-name="T27">As output you will first see the input. If you want to change input the change in the<text:s/></text:span><text:span text:style-name="T28">input.txt<text:s/></text:span><text:span text:style-name="T29">file int format Number.</text:span></text:p>
        </text:list-item>
      </text:list>
      <text:p text:style-name="P6"><text:span text:style-name="T29"/></text:p>
      <text:list text:style-name="L7">
        <text:list-item>
          <text:p text:style-name="P7"><text:span text:style-name="T29">First line in the<text:s/></text:span><text:span text:style-name="T30">input.txt<text:s/></text:span><text:span text:style-name="T31">contain<text:s/></text:span><text:span text:style-name="T32">head.<text:s/></text:span><text:span text:style-name="T33">Rest lines contain requests. The requests should remain in the<text:s text:c="2"/>limit<text:s/></text:span><text:span text:style-name="T34">start</text:span><text:span text:style-name="T35"><text:s/>and<text:s/></text:span><text:span text:style-name="T36">end</text:span><text:span text:style-name="T37"><text:s/>constants inthe program.</text:span><text:span text:style-name="T38"/></text:p>
        </text:list-item>
      </text:list>
      <text:p text:style-name="P8"><text:span text:style-name="T38"/></text:p>
      <text:list text:style-name="L9">
        <text:list-item>
          <text:p text:style-name="P9"><text:span text:style-name="T39">Out put of the file will be stored in the<text:s/></text:span><text:span text:style-name="T40">output.txt<text:s/></text:span><text:span text:style-name="T41">file as well as terminal or compiler in which it is executed.</text:span><text:span text:style-name="T42"/></text:p>
        </text:list-item>
      </text:list>
      <text:p text:style-name="P10"><text:span text:style-name="T43"/></text:p>
      <text:p text:style-name="P10"><text:span text:style-name="T44">Output Screenshots</text:span></text:p>
      <text:p text:style-name="P10"><text:span text:style-name="T45"/></text:p>
      <text:p text:style-name="P10"><text:span text:style-name="T45"/></text:p>
      <text:p text:style-name="P10"><draw:frame text:anchor-type="as-char" svg:width="146.47mm" svg:height="84.03mm" style:rel-width="scale" style:rel-height="scale"><draw:object-ole xlink:href="OleObj1"/><draw:image xlink:href="ObjectReplacements/OleObj1"/></draw:frame><text:span text:style-name="T46"/></text:p>
      <text:p text:style-name="P10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